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zxx" fo:country="none" officeooo:rsid="001c0fba" officeooo:paragraph-rsid="001c0fba" style:language-asian="zxx" style:country-asian="none" style:language-complex="zxx" style:country-complex="none"/>
    </style:style>
    <style:style style:name="P2" style:family="paragraph" style:parent-style-name="Standard">
      <style:text-properties fo:language="zxx" fo:country="none" style:text-underline-style="solid" style:text-underline-width="auto" style:text-underline-color="font-color" fo:font-weight="bold" officeooo:rsid="001c0fba" officeooo:paragraph-rsid="001c0fba" style:language-asian="zxx" style:country-asian="none" style:font-weight-asian="bold" style:language-complex="zxx" style:country-complex="none" style:font-weight-complex="bold"/>
    </style:style>
    <style:style style:name="P3" style:family="paragraph" style:parent-style-name="Standard">
      <style:text-properties fo:language="zxx" fo:country="none" style:text-underline-style="solid" style:text-underline-width="auto" style:text-underline-color="font-color" fo:font-weight="bold" officeooo:rsid="001c0fba" officeooo:paragraph-rsid="001e4889" style:language-asian="zxx" style:country-asian="none" style:font-weight-asian="bold" style:language-complex="zxx" style:country-complex="none" style:font-weight-complex="bold"/>
    </style:style>
    <style:style style:name="P4" style:family="paragraph" style:parent-style-name="Standard">
      <style:text-properties fo:language="zxx" fo:country="none" style:text-underline-style="none" fo:font-weight="normal" officeooo:rsid="0021387d" officeooo:paragraph-rsid="0021387d" style:language-asian="zxx" style:country-asian="none" style:font-weight-asian="normal" style:language-complex="zxx" style:country-complex="none" style:font-weight-complex="normal"/>
    </style:style>
    <style:style style:name="P5" style:family="paragraph" style:parent-style-name="Standard">
      <style:text-properties fo:language="zxx" fo:country="none" style:text-underline-style="none" fo:font-weight="normal" officeooo:rsid="002a6349" officeooo:paragraph-rsid="0021387d" style:language-asian="zxx" style:country-asian="none" style:font-weight-asian="normal" style:language-complex="zxx" style:country-complex="none" style:font-weight-complex="normal"/>
    </style:style>
    <style:style style:name="P6" style:family="paragraph" style:parent-style-name="Standard">
      <style:text-properties fo:language="zxx" fo:country="none" style:text-underline-style="none" fo:font-weight="normal" officeooo:rsid="002a6349" officeooo:paragraph-rsid="002a6349" style:language-asian="zxx" style:country-asian="none" style:font-weight-asian="normal" style:language-complex="zxx" style:country-complex="none" style:font-weight-complex="normal"/>
    </style:style>
    <style:style style:name="P7" style:family="paragraph" style:parent-style-name="Standard">
      <style:text-properties fo:language="zxx" fo:country="none" fo:font-style="italic" officeooo:rsid="00208944" officeooo:paragraph-rsid="00208944" style:language-asian="zxx" style:country-asian="none" style:font-style-asian="italic" style:language-complex="zxx" style:country-complex="none" style:font-style-complex="italic"/>
    </style:style>
    <style:style style:name="P8" style:family="paragraph" style:parent-style-name="Standard">
      <style:text-properties fo:language="zxx" fo:country="none" fo:font-style="italic" style:text-underline-style="none" fo:font-weight="normal" officeooo:rsid="00208944" officeooo:paragraph-rsid="00208944" style:language-asian="zxx" style:country-asian="none" style:font-style-asian="italic" style:font-weight-asian="normal" style:language-complex="zxx" style:country-complex="none" style:font-style-complex="italic" style:font-weight-complex="normal"/>
    </style:style>
    <style:style style:name="P9" style:family="paragraph" style:parent-style-name="Standard">
      <style:text-properties officeooo:paragraph-rsid="0023e4e8"/>
    </style:style>
    <style:style style:name="P10" style:family="paragraph" style:parent-style-name="Standard">
      <style:text-properties officeooo:rsid="0024c359" officeooo:paragraph-rsid="0024c359"/>
    </style:style>
    <style:style style:name="T1" style:family="text">
      <style:text-properties officeooo:rsid="001e4889"/>
    </style:style>
    <style:style style:name="T2" style:family="text">
      <style:text-properties fo:language="zxx" fo:country="none" fo:font-style="normal" officeooo:rsid="0023e4e8" style:language-asian="zxx" style:country-asian="none" style:font-style-asian="normal" style:language-complex="zxx" style:country-complex="none" style:font-style-complex="normal"/>
    </style:style>
    <style:style style:name="T3" style:family="text">
      <style:text-properties fo:language="zxx" fo:country="none" fo:font-style="normal" officeooo:rsid="0024c359" style:language-asian="zxx" style:country-asian="none" style:font-style-asian="normal" style:language-complex="zxx" style:country-complex="none" style:font-style-complex="normal"/>
    </style:style>
    <style:style style:name="T4" style:family="text">
      <style:text-properties fo:language="zxx" fo:country="none" fo:font-style="normal" officeooo:rsid="00261bbe" style:language-asian="zxx" style:country-asian="none" style:font-style-asian="normal" style:language-complex="zxx" style:country-complex="none" style:font-style-complex="normal"/>
    </style:style>
    <style:style style:name="T5" style:family="text">
      <style:text-properties fo:language="zxx" fo:country="none" fo:font-style="normal" officeooo:rsid="00286503" style:language-asian="zxx" style:country-asian="none" style:font-style-asian="normal" style:language-complex="zxx" style:country-complex="none" style:font-style-complex="normal"/>
    </style:style>
    <style:style style:name="T6" style:family="text">
      <style:text-properties officeooo:rsid="002b202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Ερώτημα Β:</text:p>
      <text:p text:style-name="P7">Μεταγλώττιση: ./scripts/lsh.sh</text:p>
      <text:p text:style-name="P9"><text:span text:style-name="T2">Όπως ζητήθηκε στην εκφώνηση της εργασίας στο συγκεκριμένο ερώτημα είμαστε σε θέση να συγκρίνουμε τις αναζητήσεις </text:span><text:span text:style-name="T3">(όπως αυτές διατυπώθηκαν ρητά στην εκφώνηση)</text:span><text:span text:style-name="T2"> που έγιναν στο αρχικό και στον νέο διανυσματικό χώρο, έχοντας βέβαια διαλέξει κάποιες σταθερές τιμές σε σημαντικές μεταβλητές, όπως W=20.000 </text:span><text:span text:style-name="T3">και m=423255. Πιο συγκεκριμένα εκτελέσαμε πειράματα με διαφορετικά μεγέθη training set και test set μέσω των οποίων είδαμε μικρές διαφορές, όμως για να είμαστε πιο αντιπροσωπευτικοί θα παρουσιάσουμε τα αποτελέσματα με την όσο δυνατόν περισσότερη πληροφορία! Επομένως, στο training set υπάρχουν 60.000 εικόνες και στο test set υπάρχουν 10.000 εικόνες. Παρατηρήθηκε στο συγκεκριμένο πείραμα πως τα Approximation Factors (Afs) έλαβαν τιμή περ</text:span><text:span text:style-name="T4">ί</text:span><text:span text:style-name="T3">που 1.15 για </text:span><text:span text:style-name="T4">LSH και περίπου 1.35 για Reduced. Το οποίο είναι πάρα πολύ ικανοποιητικό σκορ αν αναλογιστεί κανείς πως στο πρώτο σκορ η κάθε φωτογραφία είχε πληροφορία μέσω ενός διανύσματος 784 διαστάσεων, ενώ στο δεύτερο μόλις 10 διαστάσεων! </text:span><text:span text:style-name="T5">Όσον αφορά τον χρόνο αυτό παρατηρήσαμε σε γενικές γραμμές είναι πως <text:s/>ο tReduced ήταν 2-3 φορές μεγαλύτερος από τον tLSH, αλλά ακομά εξαιρετικά μικρότερος (6-8 φορές μικρότερος) από τον εξαντλητικό χρόνο αναζήτησης tTrue στον αρχικό χώρο αναζήτησης. Πράγμα το οποίο σημαίνει πως η εξαντλητική αναζήτηση στον νέο διανυσματικό χώρο πέτυχε τον σκοπό της, αφού έχει και αρκετά μειωμένο χρόνο, άρα είναι χρονικά αποδοτικότερη η αναζήτηση, αλλά και σαν ακρίβεια απέδωσε αρκετά τίμια με μικρό ποσοστό λάθους συγκριτικά με τον LSH.</text:span></text:p>
      <text:p text:style-name="P10"><text:span text:style-name="T3"/></text:p>
      <text:p text:style-name="P1"/>
      <text:p text:style-name="P1"/>
      <text:p text:style-name="P1"/>
      <text:p text:style-name="P1"/>
      <text:p text:style-name="P3">Ερώτημα <text:span text:style-name="T1">Δ</text:span>:</text:p>
      <text:p text:style-name="P8">Μεταγλώττιση: ./scripts/cluster.sh</text:p>
      <text:p text:style-name="P4">Στο συγκεκριμένο script μπορείτε να σχολιάσετε/απασχολιάσετε την 2η και 3η γραμμή αντιστοίχως, ούτως ώστε να δώσετε σαν input dataset το "train dataset", με 60.000 εικόνες ή το "test dataset", με 10.000 εικόνες. Εμείς δοκιμάσαμε τις περισσότερες των περιπτώσεων το μικρό dataset για λόγους εξοικονόμησης χρόνου.</text:p>
      <text:p text:style-name="P5"/>
      <text:p text:style-name="P6">Όσον αφορά το Δ ερώτημα, ακολουθήσαμε και εδώ ρητά τις απαιτήσεις της εκφώνησης και έτσι εκτελέσαμε τρεις διαφορετικές συσταδοποιήσεις, στις οποίες δεν παρατήρηθε μεγάλη διαφορά μεταξύ των Values of Objective Function. Αρχικά η πρώτη συσταδοποίηση που έγινε στον <text:span text:style-name="T6">νέο</text:span> διανυσματικό χώρο <text:span text:style-name="T6">συνέκλινε με μόλις 6 ανανεώσεις κεντροειδών, ενώ ως συνθήκη τερματισμού είχαμε θέσει πως ο ρυθμός μεταβολής της συνάρτησης objective function να είναι μικρότερος από μια σταθερά ε=0.001. Επίσης η προαναφερθείσα συσταδοποίηση</text:span> είχε τελική <text:span text:style-name="T6">σιλουέτα 0.16 στο σύνολο 10.000 εικόνων. Από την άλλη πλευρά η δεύτερη συσταδοποίηση, που έγινε στον αρχικό διανυσματικό χώρο (των 784 διαστάσεων) με όλους τους άλλους περιορισμούς να παραμένουν ίδιοι συνέκλινε σε μόλις 7 ανανεώσεις κεντροειδών (βάσει της k-median τεχνικής) και είχε τελική σιλουέτα 0.10. Τέλος, η συσταδοποίηση η οποία έγινε στηριζόμενη στα labels του παραδοτέου της δεύτερης εργασίας μας είχε παρόμοια αποτελέσματα με αυτά της συσταδοποίησης στον νέο διανυσματικό χώρο (με τελική σιλουέτα 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0T10:36:32.154811497</meta:creation-date>
    <dc:date>2021-01-10T13:16:42.301305802</dc:date>
    <meta:editing-duration>PT1H59M34S</meta:editing-duration>
    <meta:editing-cycles>12</meta:editing-cycles>
    <meta:generator>LibreOffice/6.0.7.3$Linux_X86_64 LibreOffice_project/00m0$Build-3</meta:generator>
    <meta:document-statistic meta:table-count="0" meta:image-count="0" meta:object-count="0" meta:page-count="1" meta:paragraph-count="7" meta:word-count="424" meta:character-count="2933" meta:non-whitespace-character-count="2515"/>
  </office:meta>
</office:document-meta>
</file>